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Consolas"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Таблица1" style:family="table">
      <style:table-properties style:width="17cm" table:align="margins" style:writing-mode="lr-tb"/>
    </style:style>
    <style:style style:name="Таблица1.A" style:family="table-column">
      <style:table-column-properties style:column-width="2cm" style:rel-column-width="7710*"/>
    </style:style>
    <style:style style:name="Таблица1.B" style:family="table-column">
      <style:table-column-properties style:column-width="9.493cm" style:rel-column-width="36595*"/>
    </style:style>
    <style:style style:name="Таблица1.C" style:family="table-column">
      <style:table-column-properties style:column-width="5.507cm" style:rel-column-width="21230*"/>
    </style:style>
    <style:style style:name="Таблица1.A1" style:family="table-cell">
      <style:table-cell-properties fo:padding="0.097cm" fo:border-left="0.5pt solid #000000" fo:border-right="none" fo:border-top="0.5pt solid #000000" fo:border-bottom="0.5pt solid #000000"/>
    </style:style>
    <style:style style:name="Таблица1.C1" style:family="table-cell">
      <style:table-cell-properties fo:padding="0.097cm" fo:border="0.5pt solid #000000"/>
    </style:style>
    <style:style style:name="Таблица1.2" style:family="table-row">
      <style:table-row-properties style:min-row-height="0.695cm"/>
    </style:style>
    <style:style style:name="Таблица1.A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0.5pt solid #000000" fo:border-top="none" fo:border-bottom="0.5pt solid #000000"/>
    </style:style>
    <style:style style:name="Таблица2" style:family="table">
      <style:table-properties style:width="17cm" table:align="margins" style:writing-mode="lr-tb"/>
    </style:style>
    <style:style style:name="Таблица2.A" style:family="table-column">
      <style:table-column-properties style:column-width="4.101cm" style:rel-column-width="2325*"/>
    </style:style>
    <style:style style:name="Таблица2.B" style:family="table-column">
      <style:table-column-properties style:column-width="6.101cm" style:rel-column-width="3459*"/>
    </style:style>
    <style:style style:name="Таблица2.C" style:family="table-column">
      <style:table-column-properties style:column-width="6.798cm" style:rel-column-width="3854*"/>
    </style:style>
    <style:style style:name="Таблица2.A1" style:family="table-cell">
      <style:table-cell-properties fo:padding="0.097cm" fo:border-left="0.5pt solid #000000" fo:border-right="none" fo:border-top="0.5pt solid #000000" fo:border-bottom="0.5pt solid #000000"/>
    </style:style>
    <style:style style:name="Таблица2.C1" style:family="table-cell">
      <style:table-cell-properties fo:padding="0.097cm" fo:border="0.5pt solid #000000"/>
    </style:style>
    <style:style style:name="Таблица2.A2" style:family="table-cell">
      <style:table-cell-properties fo:padding="0.097cm" fo:border-left="0.5pt solid #000000" fo:border-right="none" fo:border-top="none" fo:border-bottom="0.5pt solid #000000"/>
    </style:style>
    <style:style style:name="Таблица2.C2" style:family="table-cell">
      <style:table-cell-properties fo:padding="0.097cm" fo:border-left="0.5pt solid #000000" fo:border-right="0.5pt solid #000000" fo:border-top="none" fo:border-bottom="0.5pt solid #000000"/>
    </style:style>
    <style:style style:name="P1" style:family="paragraph" style:parent-style-name="Standard_20__28_WW_29_">
      <style:paragraph-properties fo:margin-top="0cm" fo:margin-bottom="0cm" style:contextual-spacing="false" fo:line-height="100%" fo:text-align="end" style:justify-single-word="false"/>
      <style:text-properties officeooo:paragraph-rsid="00056853"/>
    </style:style>
    <style:style style:name="P2" style:family="paragraph" style:parent-style-name="Standard_20__28_WW_29_">
      <style:paragraph-properties fo:text-align="center" style:justify-single-word="false"/>
      <style:text-properties officeooo:paragraph-rsid="00056853"/>
    </style:style>
    <style:style style:name="P3" style:family="paragraph" style:parent-style-name="Standard_20__28_WW_29_">
      <style:paragraph-properties fo:text-align="center" style:justify-single-word="false"/>
      <style:text-properties style:font-name="Times New Roman1" fo:font-size="18pt" fo:font-weight="bold" officeooo:paragraph-rsid="00056853" style:font-size-asian="18pt" style:font-weight-asian="bold" style:font-name-complex="Times New Roman2" style:font-size-complex="18pt"/>
    </style:style>
    <style:style style:name="P4" style:family="paragraph" style:parent-style-name="Standard_20__28_WW_29_">
      <style:text-properties style:font-name="Times New Roman1" fo:font-size="18pt" fo:font-weight="bold" officeooo:paragraph-rsid="00056853" style:font-size-asian="18pt" style:font-weight-asian="bold" style:font-name-complex="Times New Roman2" style:font-size-complex="18pt"/>
    </style:style>
    <style:style style:name="P5" style:family="paragraph" style:parent-style-name="Standard_20__28_WW_29_">
      <style:paragraph-properties fo:text-align="center" style:justify-single-word="false"/>
      <style:text-properties style:font-name="Times New Roman1" fo:font-size="14pt" fo:font-weight="bold" officeooo:paragraph-rsid="00056853" style:font-size-asian="14pt" style:font-weight-asian="bold" style:font-name-complex="Times New Roman2" style:font-size-complex="14pt"/>
    </style:style>
    <style:style style:name="P6" style:family="paragraph" style:parent-style-name="Table_20_Contents">
      <style:paragraph-properties fo:text-align="center" style:justify-single-word="false"/>
      <style:text-properties style:font-name="Times New Roman" fo:font-size="14pt" officeooo:rsid="00056853" officeooo:paragraph-rsid="00056853" style:font-size-asian="14pt" style:font-size-complex="14pt"/>
    </style:style>
    <style:style style:name="P7" style:family="paragraph" style:parent-style-name="Table_20_Contents">
      <style:paragraph-properties fo:text-align="center" style:justify-single-word="false"/>
      <style:text-properties style:font-name="Times New Roman" fo:font-size="14pt" officeooo:rsid="00076053" officeooo:paragraph-rsid="00076053" style:font-size-asian="14pt" style:font-size-complex="14pt"/>
    </style:style>
    <style:style style:name="P8" style:family="paragraph" style:parent-style-name="Table_20_Contents">
      <style:paragraph-properties fo:text-align="start" style:justify-single-word="false"/>
      <style:text-properties style:font-name="Times New Roman" fo:font-size="14pt" style:font-size-asian="14pt" style:font-size-complex="14pt"/>
    </style:style>
    <style:style style:name="P9" style:family="paragraph" style:parent-style-name="Table_20_Contents">
      <style:paragraph-properties fo:text-align="start" style:justify-single-word="false"/>
      <style:text-properties style:font-name="Times New Roman" fo:font-size="14pt" officeooo:rsid="001b802d" officeooo:paragraph-rsid="001b802d" style:font-size-asian="14pt" style:font-size-complex="14pt"/>
    </style:style>
    <style:style style:name="P10" style:family="paragraph" style:parent-style-name="Table_20_Contents">
      <style:paragraph-properties fo:text-align="start" style:justify-single-word="false"/>
      <style:text-properties style:font-name="Times New Roman" fo:font-size="14pt" officeooo:rsid="00098627" officeooo:paragraph-rsid="00098627" style:font-size-asian="14pt" style:font-size-complex="14pt"/>
    </style:style>
    <style:style style:name="P11" style:family="paragraph" style:parent-style-name="Table_20_Contents">
      <style:paragraph-properties fo:text-align="start" style:justify-single-word="false"/>
      <style:text-properties style:font-name="Times New Roman" fo:font-size="14pt" officeooo:rsid="001985bf" officeooo:paragraph-rsid="001985bf" style:font-size-asian="14pt" style:font-size-complex="14pt"/>
    </style:style>
    <style:style style:name="P12" style:family="paragraph" style:parent-style-name="Table_20_Contents">
      <style:paragraph-properties fo:text-align="start" style:justify-single-word="false"/>
      <style:text-properties style:font-name="Times New Roman" fo:font-size="14pt" officeooo:rsid="001985bf" officeooo:paragraph-rsid="0029d727" style:font-size-asian="14pt" style:font-size-complex="14pt"/>
    </style:style>
    <style:style style:name="P13" style:family="paragraph" style:parent-style-name="Standard">
      <style:text-properties officeooo:rsid="00056853"/>
    </style:style>
    <style:style style:name="P14" style:family="paragraph" style:parent-style-name="Standard_20__28_WW_29_">
      <style:paragraph-properties fo:margin-left="9.991cm" fo:margin-top="0cm" fo:margin-bottom="0cm" style:contextual-spacing="false" fo:line-height="100%" fo:text-align="end" style:justify-single-word="false" fo:text-indent="1.249cm" style:auto-text-indent="false"/>
      <style:text-properties fo:color="#000000" loext:opacity="100%" style:font-name="Times New Roman1" fo:font-size="14pt" officeooo:paragraph-rsid="00056853" style:font-name-asian="Times New Roman2" style:font-size-asian="14pt" style:font-name-complex="Times New Roman2" style:font-size-complex="14pt"/>
    </style:style>
    <style:style style:name="P15" style:family="paragraph" style:parent-style-name="Text_20_body">
      <style:paragraph-properties fo:margin-top="0cm" fo:margin-bottom="0cm" style:contextual-spacing="false" fo:line-height="100%" fo:text-align="start" style:justify-single-word="false"/>
      <style:text-properties officeooo:paragraph-rsid="0023b9b3"/>
    </style:style>
    <style:style style:name="P16" style:family="paragraph" style:parent-style-name="Text_20_body">
      <style:paragraph-properties fo:margin-top="0cm" fo:margin-bottom="0cm" style:contextual-spacing="false" fo:line-height="100%" fo:text-align="start" style:justify-single-word="false"/>
      <style:text-properties fo:font-variant="normal" fo:text-transform="none" fo:color="#000000" loext:opacity="100%" style:font-name="Arial" fo:font-size="10.5pt" fo:letter-spacing="normal" fo:font-style="normal" fo:font-weight="normal" officeooo:rsid="00056853" officeooo:paragraph-rsid="00056853"/>
    </style:style>
    <style:style style:name="P17" style:family="paragraph" style:parent-style-name="Standard">
      <style:paragraph-properties fo:margin-top="0cm" fo:margin-bottom="0cm" style:contextual-spacing="false" fo:line-height="100%" fo:text-align="start" style:justify-single-word="false"/>
      <style:text-properties officeooo:paragraph-rsid="00056853"/>
    </style:style>
    <style:style style:name="P18" style:family="paragraph" style:parent-style-name="Standard">
      <style:paragraph-properties fo:margin-top="0cm" fo:margin-bottom="0cm" style:contextual-spacing="false" fo:line-height="100%" fo:text-align="start" style:justify-single-word="false"/>
      <style:text-properties fo:font-variant="normal" fo:text-transform="none" fo:color="#000000" loext:opacity="100%" style:font-name="Arial" fo:font-size="10.5pt" fo:letter-spacing="normal" fo:font-style="normal" fo:font-weight="normal" officeooo:rsid="00056853" officeooo:paragraph-rsid="00056853" loext:padding="0cm" loext:border="none"/>
    </style:style>
    <style:style style:name="P19" style:family="paragraph" style:parent-style-name="Standard_20__28_WW_29_">
      <style:paragraph-properties fo:text-align="center" style:justify-single-word="false"/>
      <style:text-properties officeooo:paragraph-rsid="00056853"/>
    </style:style>
    <style:style style:name="P20" style:family="paragraph" style:parent-style-name="Standard_20__28_WW_29_">
      <style:paragraph-properties fo:text-align="center" style:justify-single-word="false"/>
      <style:text-properties officeooo:rsid="002c62e2" officeooo:paragraph-rsid="002c62e2"/>
    </style:style>
    <style:style style:name="P21" style:family="paragraph" style:parent-style-name="Standard_20__28_WW_29_">
      <style:paragraph-properties fo:text-align="center" style:justify-single-word="false"/>
      <style:text-properties style:font-name="Times New Roman1" fo:font-size="14pt" fo:font-weight="bold" officeooo:paragraph-rsid="00056853" style:font-size-asian="14pt" style:font-weight-asian="bold" style:font-name-complex="Times New Roman2" style:font-size-complex="14pt" style:font-weight-complex="bold"/>
    </style:style>
    <style:style style:name="P22" style:family="paragraph" style:parent-style-name="Standard_20__28_WW_29_">
      <style:paragraph-properties fo:margin-top="0cm" fo:margin-bottom="0cm" style:contextual-spacing="false" fo:line-height="100%" fo:text-align="end" style:justify-single-word="false"/>
      <style:text-properties fo:color="#000000" loext:opacity="100%" style:font-name="Times New Roman1" fo:font-size="14pt" officeooo:paragraph-rsid="00056853" style:font-name-asian="Times New Roman2" style:font-size-asian="14pt" style:font-name-complex="Times New Roman2" style:font-size-complex="14pt"/>
    </style:style>
    <style:style style:name="P23" style:family="paragraph" style:parent-style-name="Standard_20__28_WW_29_">
      <style:paragraph-properties fo:margin-left="9.991cm" fo:margin-top="0cm" fo:margin-bottom="0cm" style:contextual-spacing="false" fo:line-height="100%" fo:text-align="end" style:justify-single-word="false" fo:text-indent="1.249cm" style:auto-text-indent="false"/>
      <style:text-properties fo:color="#000000" loext:opacity="100%" style:font-name="Times New Roman1" fo:font-size="14pt" officeooo:paragraph-rsid="00056853" style:font-name-asian="Times New Roman2" style:font-size-asian="14pt" style:font-name-complex="Times New Roman2" style:font-size-complex="14pt"/>
    </style:style>
    <style:style style:name="P24" style:family="paragraph" style:parent-style-name="Standard_20__28_WW_29_">
      <style:paragraph-properties fo:margin-top="0cm" fo:margin-bottom="0cm" style:contextual-spacing="false" fo:line-height="100%" fo:text-align="center" style:justify-single-word="false"/>
      <style:text-properties fo:color="#000000" loext:opacity="100%" style:font-name="Times New Roman1" fo:font-size="14pt" officeooo:paragraph-rsid="00056853" style:font-name-asian="Times New Roman2" style:font-size-asian="14pt" style:font-name-complex="Times New Roman2" style:font-size-complex="14pt"/>
    </style:style>
    <style:style style:name="P25" style:family="paragraph" style:parent-style-name="Standard_20__28_WW_29_">
      <style:paragraph-properties fo:margin-top="0cm" fo:margin-bottom="0cm" style:contextual-spacing="false" fo:line-height="100%" fo:text-align="center" style:justify-single-word="false"/>
      <style:text-properties fo:color="#000000" loext:opacity="100%" style:font-name="Times New Roman1" fo:font-size="14pt" officeooo:rsid="002c3011" officeooo:paragraph-rsid="002c3011" style:font-name-asian="Times New Roman2" style:font-size-asian="14pt" style:font-name-complex="Times New Roman2" style:font-size-complex="14pt"/>
    </style:style>
    <style:style style:name="P26" style:family="paragraph" style:parent-style-name="Standard_20__28_WW_29_">
      <style:paragraph-properties fo:margin-top="0cm" fo:margin-bottom="0cm" style:contextual-spacing="false" fo:line-height="100%" fo:text-align="end" style:justify-single-word="false"/>
      <style:text-properties officeooo:paragraph-rsid="00056853"/>
    </style:style>
    <style:style style:name="P27" style:family="paragraph" style:parent-style-name="Standard_20__28_WW_29_">
      <style:paragraph-properties fo:margin-top="0cm" fo:margin-bottom="0cm" style:contextual-spacing="false" fo:line-height="100%" fo:text-align="center" style:justify-single-word="false"/>
      <style:text-properties officeooo:paragraph-rsid="00056853"/>
    </style:style>
    <style:style style:name="P28" style:family="paragraph" style:parent-style-name="Standard_20__28_WW_29_" style:list-style-name="L1">
      <style:paragraph-properties fo:margin-top="0cm" fo:margin-bottom="0cm" style:contextual-spacing="false" fo:line-height="100%" fo:text-align="start" style:justify-single-word="false"/>
      <style:text-properties officeooo:paragraph-rsid="002df6e4"/>
    </style:style>
    <style:style style:name="P29" style:family="paragraph" style:parent-style-name="Standard_20__28_WW_29_">
      <style:paragraph-properties fo:margin-top="0cm" fo:margin-bottom="0cm" style:contextual-spacing="false" fo:line-height="100%" fo:text-align="start" style:justify-single-word="false"/>
      <style:text-properties officeooo:paragraph-rsid="0007faf7"/>
    </style:style>
    <style:style style:name="P30" style:family="paragraph" style:parent-style-name="Standard_20__28_WW_29_">
      <style:paragraph-properties fo:margin-top="0cm" fo:margin-bottom="0cm" style:contextual-spacing="false" fo:line-height="100%" fo:text-align="start" style:justify-single-word="false"/>
      <style:text-properties fo:font-weight="bold" officeooo:rsid="00056853" officeooo:paragraph-rsid="00056853" style:font-weight-asian="bold" style:font-weight-complex="bold"/>
    </style:style>
    <style:style style:name="P31" style:family="paragraph" style:parent-style-name="Standard_20__28_WW_29_">
      <style:paragraph-properties fo:margin-top="0cm" fo:margin-bottom="0cm" style:contextual-spacing="false" fo:line-height="100%" fo:text-align="start" style:justify-single-word="false"/>
      <style:text-properties fo:font-weight="bold" officeooo:rsid="002ca8e7" officeooo:paragraph-rsid="002ca8e7" style:font-weight-asian="bold" style:font-weight-complex="bold"/>
    </style:style>
    <style:style style:name="P32" style:family="paragraph" style:parent-style-name="Standard_20__28_WW_29_">
      <style:paragraph-properties fo:margin-top="0cm" fo:margin-bottom="0cm" style:contextual-spacing="false" fo:line-height="100%" fo:text-align="start" style:justify-single-word="false"/>
      <style:text-properties fo:font-weight="bold" officeooo:rsid="002df6e4" officeooo:paragraph-rsid="002df6e4" style:font-weight-asian="bold" style:font-weight-complex="bold"/>
    </style:style>
    <style:style style:name="P33" style:family="paragraph" style:parent-style-name="Standard_20__28_WW_29_">
      <style:paragraph-properties fo:margin-top="0cm" fo:margin-bottom="0cm" style:contextual-spacing="false" fo:line-height="100%" fo:text-align="start" style:justify-single-word="false"/>
      <style:text-properties officeooo:rsid="0007faf7" officeooo:paragraph-rsid="001d4121"/>
    </style:style>
    <style:style style:name="P34" style:family="paragraph" style:parent-style-name="Standard_20__28_WW_29_">
      <style:paragraph-properties fo:margin-top="0cm" fo:margin-bottom="0cm" style:contextual-spacing="false" fo:line-height="100%" fo:text-align="start" style:justify-single-word="false"/>
      <style:text-properties officeooo:rsid="0007faf7" officeooo:paragraph-rsid="002ca8e7"/>
    </style:style>
    <style:style style:name="P35" style:family="paragraph" style:parent-style-name="Standard_20__28_WW_29_">
      <style:paragraph-properties fo:margin-top="0cm" fo:margin-bottom="0cm" style:contextual-spacing="false" fo:line-height="100%" fo:text-align="start" style:justify-single-word="false"/>
      <style:text-properties officeooo:rsid="0007faf7" officeooo:paragraph-rsid="0007faf7"/>
    </style:style>
    <style:style style:name="P36" style:family="paragraph" style:parent-style-name="Standard_20__28_WW_29_">
      <style:paragraph-properties fo:margin-top="0cm" fo:margin-bottom="0cm" style:contextual-spacing="false" fo:line-height="100%" fo:text-align="start" style:justify-single-word="false"/>
      <style:text-properties officeooo:rsid="00056853" officeooo:paragraph-rsid="00056853"/>
    </style:style>
    <style:style style:name="P37" style:family="paragraph" style:parent-style-name="Standard_20__28_WW_29_">
      <style:paragraph-properties fo:margin-top="0cm" fo:margin-bottom="0cm" style:contextual-spacing="false" fo:line-height="100%" fo:text-align="start" style:justify-single-word="false"/>
      <style:text-properties officeooo:rsid="002df6e4" officeooo:paragraph-rsid="002df6e4"/>
    </style:style>
    <style:style style:name="P38" style:family="paragraph" style:parent-style-name="Standard_20__28_WW_29_" style:list-style-name="L1">
      <style:paragraph-properties fo:margin-top="0cm" fo:margin-bottom="0cm" style:contextual-spacing="false" fo:line-height="100%" fo:text-align="start" style:justify-single-word="false"/>
      <style:text-properties style:font-name="Consolas" officeooo:rsid="00056853" officeooo:paragraph-rsid="002df6e4"/>
    </style:style>
    <style:style style:name="P39" style:family="paragraph" style:parent-style-name="Standard_20__28_WW_29_" style:list-style-name="L1">
      <style:paragraph-properties fo:margin-top="0cm" fo:margin-bottom="0cm" style:contextual-spacing="false" fo:line-height="100%" fo:text-align="start" style:justify-single-word="false"/>
      <style:text-properties style:font-name="Consolas" officeooo:rsid="00056853" officeooo:paragraph-rsid="002e4f3b"/>
    </style:style>
    <style:style style:name="P40" style:family="paragraph" style:parent-style-name="Standard_20__28_WW_29_">
      <style:paragraph-properties fo:margin-top="0cm" fo:margin-bottom="0cm" style:contextual-spacing="false" fo:line-height="100%" fo:text-align="start" style:justify-single-word="false"/>
      <style:text-properties style:font-name="Consolas" officeooo:rsid="00056853" officeooo:paragraph-rsid="00056853"/>
    </style:style>
    <style:style style:name="P41" style:family="paragraph" style:parent-style-name="Standard_20__28_WW_29_">
      <style:paragraph-properties fo:margin-top="0cm" fo:margin-bottom="0cm" style:contextual-spacing="false" fo:line-height="100%" fo:text-align="start" style:justify-single-word="false"/>
      <style:text-properties fo:font-weight="normal" officeooo:rsid="00056853" officeooo:paragraph-rsid="00056853" style:font-weight-asian="normal" style:font-weight-complex="normal"/>
    </style:style>
    <style:style style:name="P42" style:family="paragraph" style:parent-style-name="Standard_20__28_WW_29_">
      <style:paragraph-properties fo:margin-top="0cm" fo:margin-bottom="0cm" style:contextual-spacing="false" fo:line-height="100%" fo:text-align="start" style:justify-single-word="false"/>
      <style:text-properties officeooo:rsid="0058b4ee" officeooo:paragraph-rsid="0058b4ee"/>
    </style:style>
    <style:style style:name="P43" style:family="paragraph" style:parent-style-name="Table_20_Contents">
      <style:paragraph-properties fo:text-align="start" style:justify-single-word="false"/>
      <style:text-properties style:font-size-complex="11pt"/>
    </style:style>
    <style:style style:name="P44" style:family="paragraph" style:parent-style-name="Table_20_Contents">
      <style:paragraph-properties fo:text-align="start" style:justify-single-word="false"/>
      <style:text-properties officeooo:paragraph-rsid="0047de3c" style:font-size-complex="11pt"/>
    </style:style>
    <style:style style:name="P45" style:family="paragraph" style:parent-style-name="Table_20_Contents">
      <style:paragraph-properties fo:text-align="start" style:justify-single-word="false"/>
      <style:text-properties officeooo:paragraph-rsid="0048af1d" style:font-size-complex="11pt"/>
    </style:style>
    <style:style style:name="P46" style:family="paragraph" style:parent-style-name="Table_20_Contents">
      <style:paragraph-properties fo:text-align="start" style:justify-single-word="false"/>
      <style:text-properties officeooo:rsid="0047de3c" officeooo:paragraph-rsid="0047de3c" style:font-size-complex="11pt"/>
    </style:style>
    <style:style style:name="P47" style:family="paragraph" style:parent-style-name="Table_20_Contents">
      <style:paragraph-properties fo:text-align="start" style:justify-single-word="false"/>
      <style:text-properties officeooo:rsid="0047de3c" officeooo:paragraph-rsid="004811b5" style:font-size-complex="11pt"/>
    </style:style>
    <style:style style:name="P48" style:family="paragraph" style:parent-style-name="Table_20_Contents">
      <style:paragraph-properties fo:text-align="start" style:justify-single-word="false"/>
      <style:text-properties officeooo:rsid="0047de3c" officeooo:paragraph-rsid="0048af1d" style:font-size-complex="11pt"/>
    </style:style>
    <style:style style:name="P49" style:family="paragraph" style:parent-style-name="Table_20_Contents">
      <style:paragraph-properties fo:text-align="center" style:justify-single-word="false"/>
      <style:text-properties style:font-size-complex="11pt"/>
    </style:style>
    <style:style style:name="T1" style:family="text">
      <style:text-properties fo:color="#000000" loext:opacity="100%" style:font-name="Times New Roman1" fo:font-size="14pt" style:font-name-asian="Times New Roman2" style:font-size-asian="14pt" style:font-name-complex="Times New Roman2" style:font-size-complex="14pt"/>
    </style:style>
    <style:style style:name="T2" style:family="text">
      <style:text-properties fo:color="#000000" loext:opacity="100%" style:font-name="Times New Roman1" fo:font-size="14pt" officeooo:rsid="00056853" style:font-name-asian="Times New Roman2" style:font-size-asian="14pt" style:font-name-complex="Times New Roman2" style:font-size-complex="14pt"/>
    </style:style>
    <style:style style:name="T3" style:family="text">
      <style:text-properties fo:color="#000000" loext:opacity="100%" style:font-name="Times New Roman1" fo:font-size="14pt" officeooo:rsid="000b77f3" style:font-name-asian="Times New Roman2" style:font-size-asian="14pt" style:font-name-complex="Times New Roman2" style:font-size-complex="14pt"/>
    </style:style>
    <style:style style:name="T4" style:family="text">
      <style:text-properties fo:color="#000000" loext:opacity="100%" style:font-name="Times New Roman1" fo:font-size="14pt" officeooo:rsid="000f64fe" style:font-name-asian="Times New Roman2" style:font-size-asian="14pt" style:font-name-complex="Times New Roman2" style:font-size-complex="14pt"/>
    </style:style>
    <style:style style:name="T5" style:family="text">
      <style:text-properties fo:color="#000000" loext:opacity="100%" style:font-name="Times New Roman1" fo:font-size="14pt" officeooo:rsid="002df6e4" style:font-name-asian="Times New Roman2" style:font-size-asian="14pt" style:font-name-complex="Times New Roman2" style:font-size-complex="14pt"/>
    </style:style>
    <style:style style:name="T6" style:family="text">
      <style:text-properties fo:color="#000000" loext:opacity="100%" style:font-name="Times New Roman1" fo:font-size="14pt" officeooo:rsid="002e4f3b" style:font-name-asian="Times New Roman2" style:font-size-asian="14pt" style:font-name-complex="Times New Roman2" style:font-size-complex="14pt"/>
    </style:style>
    <style:style style:name="T7" style:family="text">
      <style:text-properties fo:color="#000000" loext:opacity="100%" style:font-name="Times New Roman1" fo:font-size="14pt" officeooo:rsid="002fa17c" style:font-name-asian="Times New Roman2" style:font-size-asian="14pt" style:font-name-complex="Times New Roman2" style:font-size-complex="14pt"/>
    </style:style>
    <style:style style:name="T8" style:family="text">
      <style:text-properties fo:color="#000000" loext:opacity="100%" style:font-name="Times New Roman1" fo:font-size="14pt" officeooo:rsid="003093c6" style:font-name-asian="Times New Roman2" style:font-size-asian="14pt" style:font-name-complex="Times New Roman2" style:font-size-complex="14pt"/>
    </style:style>
    <style:style style:name="T9" style:family="text">
      <style:text-properties fo:color="#000000" loext:opacity="100%" style:font-name="Times New Roman1" fo:font-size="14pt" officeooo:rsid="00491283" style:font-name-asian="Times New Roman2" style:font-size-asian="14pt" style:font-name-complex="Times New Roman2" style:font-size-complex="14pt"/>
    </style:style>
    <style:style style:name="T10" style:family="text">
      <style:text-properties style:font-name="Times New Roman1" fo:font-size="14pt" style:font-size-asian="14pt" style:font-name-complex="Times New Roman2" style:font-size-complex="14pt"/>
    </style:style>
    <style:style style:name="T11" style:family="text">
      <style:text-properties style:font-name="Times New Roman1" fo:font-size="14pt" fo:font-weight="bold" style:font-size-asian="14pt" style:font-weight-asian="bold" style:font-name-complex="Times New Roman2" style:font-size-complex="14pt" style:font-weight-complex="bold"/>
    </style:style>
    <style:style style:name="T12" style:family="text">
      <style:text-properties style:font-name="Times New Roman1" fo:font-size="14pt" style:font-name-asian="Times New Roman2" style:font-size-asian="14pt" style:font-name-complex="Times New Roman2" style:font-size-complex="14pt"/>
    </style:style>
    <style:style style:name="T13" style:family="text">
      <style:text-properties style:font-name="Times New Roman1" fo:font-size="14pt" officeooo:rsid="0023b9b3" style:font-name-asian="Times New Roman2" style:font-size-asian="14pt" style:font-name-complex="Times New Roman2" style:font-size-complex="14pt"/>
    </style:style>
    <style:style style:name="T14" style:family="text">
      <style:text-properties fo:font-variant="normal" fo:text-transform="none" fo:color="#000000" loext:opacity="100%" style:font-name="Times New Roman1" fo:font-size="14pt" fo:letter-spacing="normal" fo:font-style="normal" fo:font-weight="normal" style:font-name-asian="Times New Roman2" style:font-size-asian="14pt" style:font-name-complex="Times New Roman2" style:font-size-complex="14pt"/>
    </style:style>
    <style:style style:name="T15" style:family="text">
      <style:text-properties fo:font-variant="normal" fo:text-transform="none" fo:color="#000000" loext:opacity="100%" style:font-name="Times New Roman1" fo:font-size="14pt" fo:letter-spacing="normal" fo:font-style="normal" fo:font-weight="normal" officeooo:rsid="00056853" style:font-name-asian="Times New Roman2" style:font-size-asian="14pt" style:font-name-complex="Times New Roman2" style:font-size-complex="14pt" loext:padding="0cm" loext:border="none"/>
    </style:style>
    <style:style style:name="T16" style:family="text">
      <style:text-properties fo:font-variant="normal" fo:text-transform="none" fo:color="#000000" loext:opacity="100%" style:font-name="Times New Roman1" fo:font-size="14pt" fo:letter-spacing="normal" fo:font-style="normal" fo:font-weight="normal" officeooo:rsid="000f64fe" style:font-name-asian="Times New Roman2" style:font-size-asian="14pt" style:font-name-complex="Times New Roman2" style:font-size-complex="14pt"/>
    </style:style>
    <style:style style:name="T17" style:family="text">
      <style:text-properties fo:font-variant="normal" fo:text-transform="none" fo:color="#000000" loext:opacity="100%" style:font-name="Times New Roman1" fo:font-size="14pt" fo:letter-spacing="normal" fo:font-style="normal" fo:font-weight="normal" style:font-name-asian="Times New Roman2" style:font-size-asian="14pt" style:font-name-complex="Times New Roman2" style:font-size-complex="14pt" loext:padding="0cm" loext:border="none"/>
    </style:style>
    <style:style style:name="T18" style:family="text">
      <style:text-properties fo:font-variant="normal" fo:text-transform="none" fo:color="#000000" loext:opacity="100%" style:font-name="Times New Roman1" fo:font-size="14pt" fo:letter-spacing="normal" fo:font-style="normal" fo:font-weight="normal" officeooo:rsid="00224428" style:font-name-asian="Times New Roman2" style:font-size-asian="14pt" style:font-name-complex="Times New Roman2" style:font-size-complex="14pt" loext:padding="0cm" loext:border="none"/>
    </style:style>
    <style:style style:name="T19" style:family="text">
      <style:text-properties fo:font-variant="normal" fo:text-transform="none" fo:color="#000000" loext:opacity="100%" style:font-name="Times New Roman1" fo:font-size="14pt" fo:letter-spacing="normal" fo:font-style="normal" fo:font-weight="normal" officeooo:rsid="0057640f" style:font-name-asian="Times New Roman2" style:font-size-asian="14pt" style:font-name-complex="Times New Roman2" style:font-size-complex="14pt"/>
    </style:style>
    <style:style style:name="T20" style:family="text">
      <style:text-properties officeooo:rsid="0029d727"/>
    </style:style>
    <style:style style:name="T21" style:family="text">
      <style:text-properties officeooo:rsid="004811b5"/>
    </style:style>
    <style:style style:name="T22" style:family="text">
      <style:text-properties officeooo:rsid="0048af1d"/>
    </style:style>
    <style:style style:name="T23" style:family="text">
      <style:text-properties officeooo:rsid="004fc271"/>
    </style:style>
    <style:style style:name="T24" style:family="text">
      <style:text-properties officeooo:rsid="0050690d"/>
    </style:style>
    <style:style style:name="T25" style:family="text">
      <style:text-properties officeooo:rsid="005217d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10"><text:span text:style-name="T10">Московский Авиационный Институт</text:span></text:p>
      <text:p text:style-name="P2" loext:marker-style-name="T10"><text:span text:style-name="T10">(Национальный Исследовательский Университет)</text:span></text:p>
      <text:p text:style-name="P2" loext:marker-style-name="T10"><text:span text:style-name="T10">Факультет информационных технологий и прикладной математики</text:span></text:p>
      <text:p text:style-name="P2" loext:marker-style-name="T10"><text:span text:style-name="T10">Кафедра вычислительной математики и программирования</text:span></text:p>
      <text:p text:style-name="P3"/>
      <text:p text:style-name="P3"/>
      <text:p text:style-name="P5">Курсовая проект по курсу</text:p>
      <text:p text:style-name="P2" loext:marker-style-name="T11"><text:span text:style-name="T11">«Дискретный анализ»</text:span></text:p>
      <text:p text:style-name="P20" loext:marker-style-name="T11"><text:span text:style-name="T11">Diff</text:span></text:p>
      <text:p text:style-name="P21" loext:marker-style-name="T11"/>
      <text:p text:style-name="P2"/>
      <text:p text:style-name="P4"/>
      <text:p text:style-name="P3"/>
      <text:p text:style-name="P3"/>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P22" loext:marker-style-name="T1"/>
      <text:p text:style-name="P14" loext:marker-style-name="T1"/>
      <text:p text:style-name="P14" loext:marker-style-name="T1"/>
      <text:p text:style-name="P14" loext:marker-style-name="T1"/>
      <text:p text:style-name="P14" loext:marker-style-name="T1"/>
      <text:p text:style-name="P14" loext:marker-style-name="T1"/>
      <text:p text:style-name="P14" loext:marker-style-name="T1"/>
      <text:p text:style-name="P1"><text:span text:style-name="T1">Студент: </text:span><text:span text:style-name="T2">Ибрагимов Р. Р.</text:span></text:p>
      <text:p text:style-name="P14">Группа: М8О-303Б-22</text:p>
      <text:p text:style-name="P1" loext:marker-style-name="T1"><text:span text:style-name="T1">Преподаватель: Сорокин С.А.</text:span></text:p>
      <text:p text:style-name="P1" loext:marker-style-name="T1"><text:span text:style-name="T1">Оценка: ___________</text:span></text:p>
      <text:p text:style-name="P1" loext:marker-style-name="T1"><text:span text:style-name="T1">Дата: ___________</text:span></text:p>
      <text:p text:style-name="P1" loext:marker-style-name="T1"><text:span text:style-name="T1">Подпись: ___________</text:span></text:p>
      <text:p text:style-name="P24" loext:marker-style-name="T1"/>
      <text:p text:style-name="P25" loext:marker-style-name="T1"/>
      <text:p text:style-name="P27" loext:marker-style-name="T1"><text:span text:style-name="T1">Москва, 2024</text:span><text:span text:style-name="T1"/></text:p>
      <text:p text:style-name="P30" loext:marker-style-name="T1"><text:soft-page-break/><text:span text:style-name="T1">Описание задачи</text:span></text:p>
      <text:p text:style-name="P17" loext:marker-style-name="T1"><text:span text:style-name="T17">Даны две строки со словами. Необходимо найти наибольшую общую подпоследовательность слов. Обратите внимание на ограничения по памяти, стандартное решение при помощи дп не подойдет. Попробуйте использовать асимптотически линейное по памяти решение.</text:span></text:p>
      <text:p text:style-name="Text_20_body"/>
      <text:p text:style-name="P30" loext:marker-style-name="T1"><text:span text:style-name="T1">Формат ввода</text:span></text:p>
      <text:p text:style-name="P15" loext:marker-style-name="T1"><text:span text:style-name="T15">Две строки со словами разделенными пробелом. </text:span></text:p>
      <text:p text:style-name="P15" loext:marker-style-name="T1"><text:span text:style-name="T15">В каждой строке не более 10</text:span><text:span text:style-name="T18">^</text:span><text:span text:style-name="T15">4 слов. Суммарная длина всех слов не превышает 2</text:span><text:span text:style-name="T18">*</text:span><text:span text:style-name="T15">10</text:span><text:span text:style-name="T18">^</text:span><text:span text:style-name="T15">5.</text:span></text:p>
      <text:p text:style-name="P16" loext:marker-style-name="T1"><text:span text:style-name="T1"/></text:p>
      <text:p text:style-name="P30" loext:marker-style-name="T1"><text:span text:style-name="T1">Формат вывода</text:span></text:p>
      <text:p text:style-name="P18" loext:marker-style-name="T1"><text:span text:style-name="T12">В первой строке выведите одно число </text:span><text:span text:style-name="T13">L </text:span><text:span text:style-name="T12">— длину наибольшей общей подпоследовательности. Во второй строке через пробел выведите </text:span><text:span text:style-name="T13">L </text:span><text:span text:style-name="T12">слов — найденную подпоследовательность.</text:span></text:p>
      <text:p text:style-name="P13"><text:span text:style-name="T1"/></text:p>
      <text:p text:style-name="P31" loext:marker-style-name="T1"><text:span text:style-name="T1">Теория</text:span></text:p>
      <text:p text:style-name="P33" loext:marker-style-name="T1"><text:span text:style-name="T3">Наибольшая общая подпоследовательность (НОП) двух последовательностей — это максимальная по длине подпоследовательность, которая присутствует в обеих строках. Для решения задачи поиска НОП классическим способом используется алгоритм динамического программирования, который требует </text:span></text:p>
      <text:p text:style-name="P33" loext:marker-style-name="T1"><text:span text:style-name="T3">O(n</text:span><text:span text:style-name="T5">*</text:span><text:span text:style-name="T3">m) времени и памяти, где n и m — длины входных строк. Этот алгоритм основывается на построении двумерной таблицы dp, где dp[i][j] хранит длину НОП для первых i символов первой строки и первых j символов второй строки.</text:span></text:p>
      <text:p text:style-name="P33" loext:marker-style-name="T1"><text:span text:style-name="T3"/></text:p>
      <text:p text:style-name="P34" loext:marker-style-name="T1"><text:span text:style-name="T3">Процесс включает инициализацию таблицы, заполнение её значениями и последующее восстановление ответа. Вначале устанавливаются базовые значения: dp[0][j]=0 для всех j, а также dp[i][0]=0 для всех i. Затем таблица заполняется: если текущие символы строк совпадают (a[i−1]==b[j−1]), то </text:span></text:p>
      <text:p text:style-name="P34" loext:marker-style-name="T1"><text:span text:style-name="T3">dp[i][j]=dp[i−1][j−1]+1; иначе выбирается максимум из соседних значений: </text:span></text:p>
      <text:p text:style-name="P33" loext:marker-style-name="T1"><text:span text:style-name="T3">dp[i][j]=max(dp[i−1][j], dp[i][j−1]). После заполнения таблицы процесс завершается восстановлением ответа, начиная с dp[n][m] и прослеживая, какие символы входных строк вошли в НОП. Основным недостатком такого подхода является квадратичное потребление памяти, что делает его непригодным для обработки длинных строк при строгих ограничениях памяти.</text:span></text:p>
      <text:p text:style-name="P33" loext:marker-style-name="T1"><text:span text:style-name="T3"/></text:p>
      <text:p text:style-name="P33" loext:marker-style-name="T1"><text:span text:style-name="T3">Для преодоления этого ограничения используется алгоритм Хиршберга, модификация классического метода, которая снижает потребление памяти до </text:span></text:p>
      <text:p text:style-name="P33" loext:marker-style-name="T1"><text:span text:style-name="T3">O(n+m), сохраняя временную сложность O(n</text:span><text:span text:style-name="T5">*</text:span><text:span text:style-name="T3">m). Алгоритм основан на свойствах НОП, позволяющих разбивать задачу на подзадачи меньшего размера. Вместо хранения всей таблицы dp, алгоритм использует только два вектора: текущий и предыдущий столбцы. Прямой и обратный проходы по данным применяются для расчета длин НОП, что позволяет определить точку оптимального разбиения строки.</text:span></text:p>
      <text:p text:style-name="P33" loext:marker-style-name="T1"><text:soft-page-break/><text:span text:style-name="T3"/></text:p>
      <text:p text:style-name="P33" loext:marker-style-name="T1"><text:span text:style-name="T3">Работа алгоритма Хиршберга включает несколько шагов. Если одна из строк пуста, результатом становится пустая подпоследовательность. Если длина одной из строк равна 1, проверяется, содержится ли её слово в другой строке, и, если да, оно возвращается как НОП. В общем случае первая строка делится на две части, а вторая анализируется для поиска оптимального разбиения, при котором сумма длин НОП левой и правой частей максимальна. Затем алгоритм применяется рекурсивно к этим частям, а результаты объединяются для получения итоговой НОП.</text:span></text:p>
      <text:p text:style-name="P36" loext:marker-style-name="T1"><text:span text:style-name="T1"/></text:p>
      <text:p text:style-name="P32" loext:marker-style-name="T1"><text:span text:style-name="T1">Описание алгоритма</text:span></text:p>
      <text:p text:style-name="P37" loext:marker-style-name="T1"><text:span text:style-name="T1">В программе реализованы следующие функции:</text:span></text:p>
      <text:list text:style-name="L1">
        <text:list-item>
          <text:p text:style-name="P38" loext:marker-style-name="T1"><text:span text:style-name="T1">std::vector&lt;std::string&gt; split(const std::string&amp; s) — </text:span><text:span text:style-name="T5">по входной строке возвращает </text:span><text:span text:style-name="T7">последовательность</text:span><text:span text:style-name="T5"> слов, </text:span><text:span text:style-name="T6">используя в качестве разделителя пробел;</text:span></text:p>
        </text:list-item>
        <text:list-item>
          <text:p text:style-name="P28" loext:marker-style-name="T1"><text:span text:style-name="T5">std::vector&lt;int&gt; compute_lcs(const std::vector&lt;std::string&gt;&amp; a, const std::vector&lt;std::string&gt;&amp; b) - вычисляет длины НОП между заданными последовательностями </text:span><text:span text:style-name="T8">слов;</text:span></text:p>
        </text:list-item>
        <text:list-item>
          <text:p text:style-name="P39" loext:marker-style-name="T1"><text:span text:style-name="T5">std::vector&lt;std::string&gt; hirschberg(const std::vector&lt;std::string&gt;&amp; a, const std::vector&lt;std::string&gt;&amp; b) — рекурсивный алгоритм Хиршберга </text:span><text:span text:style-name="T9">(описанный в теории)</text:span><text:span text:style-name="T5"> для нахождения НОП между двумя последовательностями </text:span><text:span text:style-name="T6">слов.</text:span></text:p>
        </text:list-item>
      </text:list>
      <text:p text:style-name="P36" loext:marker-style-name="T1"><text:span text:style-name="T1"/></text:p>
      <text:p text:style-name="P30" loext:marker-style-name="T1"><text:span text:style-name="T1">Исходный код</text:span></text:p>
      <text:p text:style-name="P40" loext:marker-style-name="T1">#include &lt;iostream&gt;</text:p>
      <text:p text:style-name="P40" loext:marker-style-name="T1">#include &lt;vector&gt;</text:p>
      <text:p text:style-name="P40" loext:marker-style-name="T1">#include &lt;string&gt;</text:p>
      <text:p text:style-name="P40" loext:marker-style-name="T1">#include &lt;algorithm&gt;</text:p>
      <text:p text:style-name="P40" loext:marker-style-name="T1"/>
      <text:p text:style-name="P40" loext:marker-style-name="T1">std::vector&lt;std::string&gt; split(const std::string&amp; s) {</text:p>
      <text:p text:style-name="P40" loext:marker-style-name="T1"><text:s text:c="4"/>std::vector&lt;std::string&gt; result;</text:p>
      <text:p text:style-name="P40" loext:marker-style-name="T1"><text:s text:c="4"/>std::string word;</text:p>
      <text:p text:style-name="P40" loext:marker-style-name="T1"/>
      <text:p text:style-name="P40" loext:marker-style-name="T1"><text:s text:c="4"/>for (char ch : s) {</text:p>
      <text:p text:style-name="P40" loext:marker-style-name="T1"><text:s text:c="8"/>if (ch == ' ') {</text:p>
      <text:p text:style-name="P40" loext:marker-style-name="T1"><text:s text:c="12"/>if (!word.empty()) {</text:p>
      <text:p text:style-name="P40" loext:marker-style-name="T1"><text:s text:c="16"/>result.push_back(word);</text:p>
      <text:p text:style-name="P40" loext:marker-style-name="T1"><text:s text:c="16"/>word.clear();</text:p>
      <text:p text:style-name="P40" loext:marker-style-name="T1"><text:s text:c="12"/>}</text:p>
      <text:p text:style-name="P40" loext:marker-style-name="T1"><text:s text:c="8"/>}</text:p>
      <text:p text:style-name="P40" loext:marker-style-name="T1"><text:s text:c="8"/>else {</text:p>
      <text:p text:style-name="P40" loext:marker-style-name="T1"><text:s text:c="12"/>word += ch;</text:p>
      <text:p text:style-name="P40" loext:marker-style-name="T1"><text:s text:c="8"/>}</text:p>
      <text:p text:style-name="P40" loext:marker-style-name="T1"><text:s text:c="4"/>}</text:p>
      <text:p text:style-name="P40" loext:marker-style-name="T1"/>
      <text:p text:style-name="P40" loext:marker-style-name="T1"><text:s text:c="4"/>if (!word.empty()) {</text:p>
      <text:p text:style-name="P40" loext:marker-style-name="T1"><text:s text:c="8"/>result.push_back(word);</text:p>
      <text:p text:style-name="P40" loext:marker-style-name="T1"><text:s text:c="4"/>}</text:p>
      <text:p text:style-name="P40" loext:marker-style-name="T1"><text:soft-page-break/></text:p>
      <text:p text:style-name="P40" loext:marker-style-name="T1"><text:s text:c="4"/>return result;</text:p>
      <text:p text:style-name="P40" loext:marker-style-name="T1">}</text:p>
      <text:p text:style-name="P40" loext:marker-style-name="T1"/>
      <text:p text:style-name="P40" loext:marker-style-name="T1">std::vector&lt;int&gt; compute_lcs(const std::vector&lt;std::string&gt;&amp; a, const std::vector&lt;std::string&gt;&amp; b) {</text:p>
      <text:p text:style-name="P40" loext:marker-style-name="T1"><text:s text:c="4"/>size_t n = a.size(), m = b.size();</text:p>
      <text:p text:style-name="P40" loext:marker-style-name="T1"><text:s text:c="4"/>std::vector&lt;int&gt; previous(m + 1, 0), current(m + 1, 0);</text:p>
      <text:p text:style-name="P40" loext:marker-style-name="T1"/>
      <text:p text:style-name="P40" loext:marker-style-name="T1"><text:s text:c="4"/>for (size_t i = 1; i &lt;= n; ++i) {</text:p>
      <text:p text:style-name="P40" loext:marker-style-name="T1"><text:s text:c="8"/>for (size_t j = 1; j &lt;= m; ++j) {</text:p>
      <text:p text:style-name="P40" loext:marker-style-name="T1"><text:s text:c="12"/>if (a[i - 1] == b[j - 1]) {</text:p>
      <text:p text:style-name="P40" loext:marker-style-name="T1"><text:s text:c="16"/>current[j] = previous[j - 1] + 1;</text:p>
      <text:p text:style-name="P40" loext:marker-style-name="T1"><text:s text:c="12"/>}</text:p>
      <text:p text:style-name="P40" loext:marker-style-name="T1"><text:s text:c="12"/>else {</text:p>
      <text:p text:style-name="P40" loext:marker-style-name="T1"><text:s text:c="16"/>current[j] = std::max(previous[j], current[j - 1]);</text:p>
      <text:p text:style-name="P40" loext:marker-style-name="T1"><text:s text:c="12"/>}</text:p>
      <text:p text:style-name="P40" loext:marker-style-name="T1"><text:s text:c="8"/>}</text:p>
      <text:p text:style-name="P40" loext:marker-style-name="T1"><text:s text:c="8"/>std::swap(previous, current);</text:p>
      <text:p text:style-name="P40" loext:marker-style-name="T1"><text:s text:c="4"/>}</text:p>
      <text:p text:style-name="P40" loext:marker-style-name="T1"/>
      <text:p text:style-name="P40" loext:marker-style-name="T1"><text:s text:c="4"/>return previous;</text:p>
      <text:p text:style-name="P40" loext:marker-style-name="T1">}</text:p>
      <text:p text:style-name="P40" loext:marker-style-name="T1"/>
      <text:p text:style-name="P40" loext:marker-style-name="T1">std::vector&lt;std::string&gt; hirschberg(const std::vector&lt;std::string&gt;&amp; a, const std::vector&lt;std::string&gt;&amp; b) {</text:p>
      <text:p text:style-name="P40" loext:marker-style-name="T1"><text:s text:c="4"/>size_t n = a.size(), m = b.size();</text:p>
      <text:p text:style-name="P40" loext:marker-style-name="T1"/>
      <text:p text:style-name="P40" loext:marker-style-name="T1"><text:s text:c="4"/>if (n == 0 || m == 0) {</text:p>
      <text:p text:style-name="P40" loext:marker-style-name="T1"><text:s text:c="8"/>return {};</text:p>
      <text:p text:style-name="P40" loext:marker-style-name="T1"><text:s text:c="4"/>}</text:p>
      <text:p text:style-name="P40" loext:marker-style-name="T1"><text:s text:c="4"/>if (n == 1) {</text:p>
      <text:p text:style-name="P40" loext:marker-style-name="T1"><text:s text:c="8"/>for (const std::string&amp; word : b) {</text:p>
      <text:p text:style-name="P40" loext:marker-style-name="T1"><text:s text:c="12"/>if (word == a[0]) {</text:p>
      <text:p text:style-name="P40" loext:marker-style-name="T1"><text:s text:c="16"/>return {a[0]};</text:p>
      <text:p text:style-name="P40" loext:marker-style-name="T1"><text:s text:c="12"/>}</text:p>
      <text:p text:style-name="P40" loext:marker-style-name="T1"><text:s text:c="8"/>}</text:p>
      <text:p text:style-name="P40" loext:marker-style-name="T1"><text:s text:c="8"/>return {};</text:p>
      <text:p text:style-name="P40" loext:marker-style-name="T1"><text:s text:c="4"/>}</text:p>
      <text:p text:style-name="P40" loext:marker-style-name="T1"><text:s text:c="4"/>if (m == 1) {</text:p>
      <text:p text:style-name="P40" loext:marker-style-name="T1"><text:s text:c="8"/>for (const std::string&amp; word : a) {</text:p>
      <text:p text:style-name="P40" loext:marker-style-name="T1"><text:s text:c="12"/>if (word == b[0]) {</text:p>
      <text:p text:style-name="P40" loext:marker-style-name="T1"><text:s text:c="16"/>return {b[0]};</text:p>
      <text:p text:style-name="P40" loext:marker-style-name="T1"><text:s text:c="12"/>}</text:p>
      <text:p text:style-name="P40" loext:marker-style-name="T1"><text:s text:c="8"/>}</text:p>
      <text:p text:style-name="P40" loext:marker-style-name="T1"><text:s text:c="8"/>return {};</text:p>
      <text:p text:style-name="P40" loext:marker-style-name="T1"><text:s text:c="4"/>}</text:p>
      <text:p text:style-name="P40" loext:marker-style-name="T1"/>
      <text:p text:style-name="P40" loext:marker-style-name="T1"><text:s text:c="4"/>size_t mid = n / 2;</text:p>
      <text:p text:style-name="P40" loext:marker-style-name="T1"/>
      <text:p text:style-name="P40" loext:marker-style-name="T1"><text:soft-page-break/><text:s text:c="4"/>std::vector&lt;int&gt; lcs_lengths_left = compute_lcs({a.begin(), a.begin() + mid}, b);</text:p>
      <text:p text:style-name="P40" loext:marker-style-name="T1"><text:s text:c="4"/>std::vector&lt;int&gt; lcs_lengths_right = compute_lcs({a.rbegin(), a.rbegin() + (n - mid)}, {b.rbegin(), b.rend()});</text:p>
      <text:p text:style-name="P40" loext:marker-style-name="T1"/>
      <text:p text:style-name="P40" loext:marker-style-name="T1"><text:s text:c="4"/>size_t optimal_split = 0;</text:p>
      <text:p text:style-name="P40" loext:marker-style-name="T1"><text:s text:c="4"/>size_t max_length = 0;</text:p>
      <text:p text:style-name="P40" loext:marker-style-name="T1"/>
      <text:p text:style-name="P40" loext:marker-style-name="T1"><text:s text:c="4"/>for (size_t i = 0; i &lt;= m; ++i) {</text:p>
      <text:p text:style-name="P40" loext:marker-style-name="T1"><text:s text:c="8"/>size_t current_length = lcs_lengths_left[i] + lcs_lengths_right[m - i];</text:p>
      <text:p text:style-name="P40" loext:marker-style-name="T1"><text:s text:c="8"/>if (current_length &gt; max_length) {</text:p>
      <text:p text:style-name="P40" loext:marker-style-name="T1"><text:s text:c="12"/>max_length = current_length;</text:p>
      <text:p text:style-name="P40" loext:marker-style-name="T1"><text:s text:c="12"/>optimal_split = i;</text:p>
      <text:p text:style-name="P40" loext:marker-style-name="T1"><text:s text:c="8"/>}</text:p>
      <text:p text:style-name="P40" loext:marker-style-name="T1"><text:s text:c="4"/>}</text:p>
      <text:p text:style-name="P40" loext:marker-style-name="T1"/>
      <text:p text:style-name="P40" loext:marker-style-name="T1"><text:s text:c="4"/>std::vector&lt;std::string&gt; result_lcs_left = hirschberg({a.begin(), a.begin() + mid}, {b.begin(), b.begin() + optimal_split});</text:p>
      <text:p text:style-name="P40" loext:marker-style-name="T1"><text:s text:c="4"/>std::vector&lt;std::string&gt; result_lcs_right = hirschberg({a.begin() + mid, a.end()},{b.begin() + optimal_split, b.end()});</text:p>
      <text:p text:style-name="P40" loext:marker-style-name="T1"/>
      <text:p text:style-name="P40" loext:marker-style-name="T1"><text:s text:c="4"/>result_lcs_left.insert(result_lcs_left.end(), result_lcs_right.begin(), result_lcs_right.end());</text:p>
      <text:p text:style-name="P40" loext:marker-style-name="T1"><text:s text:c="4"/>return result_lcs_left;</text:p>
      <text:p text:style-name="P40" loext:marker-style-name="T1">} <text:s text:c="2"/></text:p>
      <text:p text:style-name="P40" loext:marker-style-name="T1"/>
      <text:p text:style-name="P40" loext:marker-style-name="T1">int main() {</text:p>
      <text:p text:style-name="P40" loext:marker-style-name="T1"><text:s text:c="4"/>std::ios::sync_with_stdio(false);</text:p>
      <text:p text:style-name="P40" loext:marker-style-name="T1"><text:s text:c="4"/>std::cin.tie(0);</text:p>
      <text:p text:style-name="P40" loext:marker-style-name="T1"><text:s text:c="4"/>std::cout.tie(0);</text:p>
      <text:p text:style-name="P40" loext:marker-style-name="T1"/>
      <text:p text:style-name="P40" loext:marker-style-name="T1"><text:s text:c="4"/>std::string s1, s2;</text:p>
      <text:p text:style-name="P40" loext:marker-style-name="T1"/>
      <text:p text:style-name="P40" loext:marker-style-name="T1"><text:s text:c="4"/>std::getline(std::cin, s1);</text:p>
      <text:p text:style-name="P40" loext:marker-style-name="T1"><text:s text:c="4"/>std::getline(std::cin, s2);</text:p>
      <text:p text:style-name="P40" loext:marker-style-name="T1"/>
      <text:p text:style-name="P40" loext:marker-style-name="T1"><text:s text:c="4"/>std::vector&lt;std::string&gt; words1 = split(s1);</text:p>
      <text:p text:style-name="P40" loext:marker-style-name="T1"><text:s text:c="4"/>std::vector&lt;std::string&gt; words2 = split(s2);</text:p>
      <text:p text:style-name="P40" loext:marker-style-name="T1"/>
      <text:p text:style-name="P40" loext:marker-style-name="T1"><text:s text:c="4"/>std::vector&lt;std::string&gt; lcs = hirschberg(words1, words2);</text:p>
      <text:p text:style-name="P40" loext:marker-style-name="T1"/>
      <text:p text:style-name="P40" loext:marker-style-name="T1"><text:s text:c="4"/>std::cout &lt;&lt; lcs.size() &lt;&lt; "\n";</text:p>
      <text:p text:style-name="P40" loext:marker-style-name="T1"><text:s text:c="4"/>for (const std::string&amp; word : lcs) {</text:p>
      <text:p text:style-name="P40" loext:marker-style-name="T1"><text:s text:c="8"/>std::cout &lt;&lt; word &lt;&lt; " ";</text:p>
      <text:p text:style-name="P40" loext:marker-style-name="T1"><text:s text:c="4"/>}</text:p>
      <text:p text:style-name="P40" loext:marker-style-name="T1"><text:s text:c="4"/>std::cout &lt;&lt; "\n";</text:p>
      <text:p text:style-name="P40" loext:marker-style-name="T1"/>
      <text:p text:style-name="P40" loext:marker-style-name="T1"><text:s text:c="4"/>return 0;</text:p>
      <text:p text:style-name="P40" loext:marker-style-name="T1">}</text:p>
      <text:p text:style-name="P30" loext:marker-style-name="T1"><text:soft-page-break/><text:span text:style-name="T1">Тесты</text:span></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6">Номер</text:p>
          </table:table-cell>
          <table:table-cell table:style-name="Таблица1.A1" office:value-type="string">
            <text:p text:style-name="P6">Ввод</text:p>
          </table:table-cell>
          <table:table-cell table:style-name="Таблица1.C1" office:value-type="string">
            <text:p text:style-name="P6">Вывод</text:p>
          </table:table-cell>
        </table:table-row>
        <table:table-row table:style-name="Таблица1.2">
          <table:table-cell table:style-name="Таблица1.A2" office:value-type="string">
            <text:p text:style-name="P6">1</text:p>
          </table:table-cell>
          <table:table-cell table:style-name="Таблица1.A2" office:value-type="string">
            <text:p text:style-name="P8">abc sdf kjb kjb</text:p>
            <text:p text:style-name="P8">kjb yu sdf kjf kl kjb</text:p>
          </table:table-cell>
          <table:table-cell table:style-name="Таблица1.C2" office:value-type="string">
            <text:p text:style-name="P11">2</text:p>
            <text:p text:style-name="P11">sdf kjb </text:p>
            <text:p text:style-name="P11">или</text:p>
            <text:p text:style-name="P12">2</text:p>
            <text:p text:style-name="P12"><text:span text:style-name="T20">kjb</text:span> kjb</text:p>
          </table:table-cell>
        </table:table-row>
        <table:table-row>
          <table:table-cell table:style-name="Таблица1.A2" office:value-type="string">
            <text:p text:style-name="P7">2</text:p>
          </table:table-cell>
          <table:table-cell table:style-name="Таблица1.A2" office:value-type="string">
            <text:p text:style-name="P10">vd y fu c n t yt wz wp e h pz r mv qm v gz a</text:p>
            <text:p text:style-name="P10">y c bs fn j yt g lp mv a</text:p>
          </table:table-cell>
          <table:table-cell table:style-name="Таблица1.C2" office:value-type="string">
            <text:p text:style-name="P9">5</text:p>
            <text:p text:style-name="P9">y c yt mv a </text:p>
          </table:table-cell>
        </table:table-row>
        <table:table-row>
          <table:table-cell table:style-name="Таблица1.A2" office:value-type="string">
            <text:p text:style-name="P7">3</text:p>
          </table:table-cell>
          <table:table-cell table:style-name="Таблица1.A2" office:value-type="string">
            <text:p text:style-name="P8">c d qwer f z xc v b a r t y</text:p>
            <text:p text:style-name="P8">a b c d e f q w e r t y</text:p>
          </table:table-cell>
          <table:table-cell table:style-name="Таблица1.C2" office:value-type="string">
            <text:p text:style-name="P9">6</text:p>
            <text:p text:style-name="P9">c d f r t y</text:p>
          </table:table-cell>
        </table:table-row>
      </table:table>
      <text:p text:style-name="P36" loext:marker-style-name="T1"><text:span text:style-name="T1"/></text:p>
      <text:p text:style-name="P30" loext:marker-style-name="T1"><text:span text:style-name="T1">Замеры производительности</text:span></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49">Данные теста</text:p>
          </table:table-cell>
          <table:table-cell table:style-name="Таблица2.A1" office:value-type="string">
            <text:p text:style-name="P49">Классический НОП</text:p>
          </table:table-cell>
          <table:table-cell table:style-name="Таблица2.C1" office:value-type="string">
            <text:p text:style-name="P49">НОП алгоритмом Хиршберга</text:p>
          </table:table-cell>
        </table:table-row>
        <table:table-row>
          <table:table-cell table:style-name="Таблица2.A2" office:value-type="string">
            <text:p text:style-name="P46">n = 100, </text:p>
            <text:p text:style-name="P46">m = 100<text:line-break/>длина слов от 1 до 4</text:p>
          </table:table-cell>
          <table:table-cell table:style-name="Таблица2.A2" office:value-type="string">
            <text:p text:style-name="P43">Classical LCS:</text:p>
            <text:p text:style-name="P43">Length: 4</text:p>
            <text:p text:style-name="P43">Time taken: 1 ms</text:p>
            <text:p text:style-name="P43">Memory used: 128 KB</text:p>
            <text:p text:style-name="P43"/>
            <text:p text:style-name="P43"/>
          </table:table-cell>
          <table:table-cell table:style-name="Таблица2.C2" office:value-type="string">
            <text:p text:style-name="P44">Hirschberg LCS:</text:p>
            <text:p text:style-name="P44">Length: 4</text:p>
            <text:p text:style-name="P44">Time taken: 2 ms</text:p>
            <text:p text:style-name="P44">Memory used: 0 KB</text:p>
          </table:table-cell>
        </table:table-row>
        <table:table-row>
          <table:table-cell table:style-name="Таблица2.A2" office:value-type="string">
            <text:p text:style-name="P47">n = 100<text:span text:style-name="T21">0</text:span>, </text:p>
            <text:p text:style-name="P47">m = 100<text:span text:style-name="T21">0</text:span><text:line-break/>длина слов от 1 до 4</text:p>
          </table:table-cell>
          <table:table-cell table:style-name="Таблица2.A2" office:value-type="string">
            <text:p text:style-name="P43">Classical LCS:</text:p>
            <text:p text:style-name="P43">Length: 80</text:p>
            <text:p text:style-name="P43">Time taken: 45 ms</text:p>
            <text:p text:style-name="P43">Memory used: 3968 KB</text:p>
          </table:table-cell>
          <table:table-cell table:style-name="Таблица2.C2" office:value-type="string">
            <text:p text:style-name="P44">Hirschberg LCS:</text:p>
            <text:p text:style-name="P44">Length: 80</text:p>
            <text:p text:style-name="P44">Time taken: 55 ms</text:p>
            <text:p text:style-name="P44">Memory used: <text:span text:style-name="T23">64</text:span> KB</text:p>
          </table:table-cell>
        </table:table-row>
        <table:table-row>
          <table:table-cell table:style-name="Таблица2.A2" office:value-type="string">
            <text:p text:style-name="P47">n = <text:span text:style-name="T21">5</text:span>00<text:span text:style-name="T21">0</text:span>, </text:p>
            <text:p text:style-name="P47">m = <text:span text:style-name="T21">5</text:span>00<text:span text:style-name="T21">0</text:span><text:line-break/>длина слов от 1 до <text:span text:style-name="T21">6</text:span></text:p>
          </table:table-cell>
          <table:table-cell table:style-name="Таблица2.A2" office:value-type="string">
            <text:p text:style-name="P43">Classical LCS:</text:p>
            <text:p text:style-name="P43">Length: 276</text:p>
            <text:p text:style-name="P43">Time taken: 805 ms</text:p>
            <text:p text:style-name="P43">Memory used: 97664 KB</text:p>
          </table:table-cell>
          <table:table-cell table:style-name="Таблица2.C2" office:value-type="string">
            <text:p text:style-name="P44">Hirschberg LCS:</text:p>
            <text:p text:style-name="P44">Length: 276</text:p>
            <text:p text:style-name="P44">Time taken: 1142 ms</text:p>
            <text:p text:style-name="P44">Memory used: <text:span text:style-name="T24">384</text:span> KB</text:p>
          </table:table-cell>
        </table:table-row>
        <table:table-row>
          <table:table-cell table:style-name="Таблица2.A2" office:value-type="string">
            <text:p text:style-name="P48">n = <text:span text:style-name="T22">10</text:span>00<text:span text:style-name="T21">0</text:span>, </text:p>
            <text:p text:style-name="P48">m = <text:span text:style-name="T22">10</text:span>00<text:span text:style-name="T21">0</text:span><text:line-break/>длина слов от 1 до <text:span text:style-name="T21">6</text:span></text:p>
          </table:table-cell>
          <table:table-cell table:style-name="Таблица2.A2" office:value-type="string">
            <text:p text:style-name="P43">Classical LCS:</text:p>
            <text:p text:style-name="P43">Length: 547</text:p>
            <text:p text:style-name="P43">Time taken: 3261 ms</text:p>
            <text:p text:style-name="P43">Memory used: 390588 KB</text:p>
          </table:table-cell>
          <table:table-cell table:style-name="Таблица2.C2" office:value-type="string">
            <text:p text:style-name="P45">Hirschberg LCS:</text:p>
            <text:p text:style-name="P45">Length: 547</text:p>
            <text:p text:style-name="P45">Time taken: 4648 ms</text:p>
            <text:p text:style-name="P45">Memory used: <text:span text:style-name="T25">736</text:span> KB</text:p>
          </table:table-cell>
        </table:table-row>
      </table:table>
      <text:p text:style-name="P41" loext:marker-style-name="T1"/>
      <text:p text:style-name="P36" loext:marker-style-name="T1"><text:span text:style-name="T1"/></text:p>
      <text:p text:style-name="P30" loext:marker-style-name="T1"><text:span text:style-name="T1">Выводы</text:span></text:p>
      <text:p text:style-name="P29" loext:marker-style-name="T1"><text:span text:style-name="T4">В ходе выполнения данно</text:span><text:span text:style-name="T16">го курсового проекта </text:span><text:span text:style-name="T19">я познакомился с эффективной по памяти реализацией решения задачи поиска наибольшей общей последовательности — с алгоритмом Хиршберга.</text:span></text:p>
      <text:p text:style-name="P42" loext:marker-style-name="T1"><text:span text:style-name="T19">Б</text:span><text:span text:style-name="T14">ыло проведено сравнение классического решения задачи НОП и алгоритма </text:span><text:span text:style-name="T19">Хиршберга. </text:span><text:span text:style-name="T14">На практике видно, что алгоритм Хиршберга потребляет существенно меньше памяти при больших объёмах данных.</text:span></text:p>
      <text:p text:style-name="P35" loext:marker-style-name="T1"><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Consolas" svg:font-family="Consolas" style:font-family-generic="swiss"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andard_20__28_WW_29_" style:display-name="Standard (WW)" style:family="paragraph">
      <style:paragraph-properties fo:margin-top="0cm" fo:margin-bottom="0.282cm" style:contextual-spacing="false" fo:line-height="103%" fo:text-align="start" style:justify-single-word="false" fo:orphans="2" fo:widows="2" fo:hyphenation-ladder-count="no-limit" style:vertical-align="baseline" style:writing-mode="lr-tb"/>
      <style:text-properties style:language-asian="ru" style:country-asian="RU" style:font-size-complex="11pt"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style:font-name="Times New Roman" fo:font-family="'Times New Roman'" style:font-family-generic="roman" fo:font-size="14pt" style:font-size-asian="12.25pt" style:font-size-complex="14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0T14:27:27.368267113</meta:creation-date>
    <dc:date>2024-12-19T18:26:31.685422850</dc:date>
    <meta:editing-duration>PT2H58M17S</meta:editing-duration>
    <meta:editing-cycles>42</meta:editing-cycles>
    <meta:generator>LibreOffice/24.2.7.2$Linux_X86_64 LibreOffice_project/420$Build-2</meta:generator>
    <meta:document-statistic meta:table-count="2" meta:image-count="0" meta:object-count="0" meta:page-count="6" meta:paragraph-count="199" meta:word-count="1105" meta:character-count="8079" meta:non-whitespace-character-count="6575"/>
  </office:meta>
</office:document-meta>
</file>